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04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006600" fo:font-weight="bold" style:font-weight-asian="bold" style:font-weight-complex="bold"/>
    </style:style>
    <style:style style:name="ce5" style:family="table-cell" style:parent-style-name="Default" style:data-style-name="N0">
      <style:text-properties fo:color="#006600"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ff950e" fo:font-weight="bold" style:font-weight-asian="bold" style:font-weight-complex="bold"/>
    </style:style>
    <style:style style:name="ce7" style:family="table-cell" style:parent-style-name="Default" style:data-style-name="N100">
      <style:text-properties fo:color="#ff950e" fo:font-weight="bold" style:font-weight-asian="bold" style:font-weight-complex="bold"/>
    </style:style>
    <style:style style:name="ce8" style:family="table-cell" style:parent-style-name="Default">
      <style:text-properties style:font-name="Liberation Sans" style:font-name-asian="WenQuanYi Micro Hei" style:font-name-complex="FreeSans"/>
    </style:style>
    <style:style style:name="ce9" style:family="table-cell" style:parent-style-name="Default">
      <style:map style:condition="cell-content()='OK'" style:apply-style-name="NOK" style:base-cell-address="Tabelle1.G1"/>
    </style:style>
    <style:style style:name="ce10" style:family="table-cell" style:parent-style-name="Default">
      <style:map style:condition="cell-content()=#NAME?[.$G1]" style:apply-style-name="NOK" style:base-cell-address="Tabelle1.G3"/>
    </style:style>
    <style:style style:name="ce11" style:family="table-cell" style:parent-style-name="Default">
      <style:map style:condition="cell-content()=#NAME?[.$G2]" style:apply-style-name="NOK" style:base-cell-address="Tabelle1.G39"/>
    </style:style>
    <style:style style:name="ce12" style:family="table-cell" style:parent-style-name="Default">
      <style:map style:condition="cell-content()=#NAME?[.$G2]" style:apply-style-name="NOK" style:base-cell-address="Tabelle1.G39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3"/>
        <table:table-column table:style-name="co2" table:default-cell-style-name="ce2"/>
        <table:table-column table:style-name="co3" table:default-cell-style-name="ce5"/>
        <table:table-column table:style-name="co2" table:default-cell-style-name="ce7"/>
        <table:table-column table:style-name="co2" table:number-columns-repeated="1016" table:default-cell-style-name="ce2"/>
        <table:table-column table:style-name="co2" table:number-columns-repeated="3" table:default-cell-style-name="Default"/>
        <table:table-row table:style-name="ro1">
          <table:table-cell table:style-name="ce1" table:number-columns-repeated="3"/>
          <table:table-cell table:style-name="ce4" office:value-type="string" calcext:value-type="string">
            <text:p># In Textdatei kopieren</text:p>
          </table:table-cell>
          <table:table-cell table:style-name="ce6" office:value-type="string" calcext:value-type="string">
            <text:p>$test_results einfügen</text:p>
          </table:table-cell>
          <table:table-cell table:style-name="ce1"/>
          <table:table-cell table:style-name="ce9"/>
          <table:table-cell table:style-name="ce1" table:number-columns-repeated="1017"/>
        </table:table-row>
        <table:table-row table:style-name="ro2">
          <table:table-cell table:number-columns-repeated="6"/>
          <table:table-cell table:style-name="ce9"/>
          <table:table-cell table:number-columns-repeated="1009"/>
          <table:table-cell table:style-name="Default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BR</text:p>
          </table:table-cell>
          <table:table-cell office:value-type="string" calcext:value-type="string">
            <text:p>01.5</text:p>
          </table:table-cell>
          <table:table-cell/>
          <table:table-cell table:formula="of:=IF([.A3]=&quot;&quot;;&quot;&quot;;CONCATENATE(&quot; &quot;;[.A3];&quot; &quot;;[.B3];IF([.B3]=&quot;&quot;;&quot;&quot;;&quot; &quot;)))" office:value-type="string" office:string-value=" BR 01.5 " calcext:value-type="string">
            <text:p><text:s/>BR 01.5 </text:p>
          </table:table-cell>
          <table:table-cell office:value-type="string" calcext:value-type="string">
            <text:p>BR 01.5</text:p>
          </table:table-cell>
          <table:table-cell table:style-name="ce8" table:formula="of:=IF([.A3]=&quot;&quot;;&quot;&quot;;CONCATENATE(&quot; &quot;;[.E3];&quot; &quot;))" office:value-type="string" office:string-value=" BR 01.5 " calcext:value-type="string">
            <text:p><text:s/>BR 01.5 </text:p>
          </table:table-cell>
          <table:table-cell table:style-name="ce10" table:formula="of:=IF([.A3]=&quot;&quot;;&quot;&quot;;IF([.D3]=[.F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01</text:p>
          </table:table-cell>
          <table:table-cell/>
          <table:table-cell table:formula="of:=IF([.A4]=&quot;&quot;;&quot;&quot;;CONCATENATE(&quot; &quot;;[.A4];&quot; &quot;;[.B4];IF([.B4]=&quot;&quot;;&quot;&quot;;&quot; &quot;)))" office:value-type="string" office:string-value=" 01 0501 " calcext:value-type="string">
            <text:p><text:s/>01 0501 </text:p>
          </table:table-cell>
          <table:table-cell office:value-type="string" calcext:value-type="string">
            <text:p>01 0501</text:p>
          </table:table-cell>
          <table:table-cell table:style-name="ce8" table:formula="of:=IF([.A4]=&quot;&quot;;&quot;&quot;;CONCATENATE(&quot; &quot;;[.E4];&quot; &quot;))" office:value-type="string" office:string-value=" 01 0501 " calcext:value-type="string">
            <text:p><text:s/>01 0501 </text:p>
          </table:table-cell>
          <table:table-cell table:style-name="ce10" table:formula="of:=IF([.A4]=&quot;&quot;;&quot;&quot;;IF([.D4]=[.F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02</text:p>
          </table:table-cell>
          <table:table-cell/>
          <table:table-cell table:formula="of:=IF([.A5]=&quot;&quot;;&quot;&quot;;CONCATENATE(&quot; &quot;;[.A5];&quot; &quot;;[.B5];IF([.B5]=&quot;&quot;;&quot;&quot;;&quot; &quot;)))" office:value-type="string" office:string-value=" 01 0502 " calcext:value-type="string">
            <text:p><text:s/>01 0502 </text:p>
          </table:table-cell>
          <table:table-cell office:value-type="string" calcext:value-type="string">
            <text:p>01 0502</text:p>
          </table:table-cell>
          <table:table-cell table:style-name="ce8" table:formula="of:=IF([.A5]=&quot;&quot;;&quot;&quot;;CONCATENATE(&quot; &quot;;[.E5];&quot; &quot;))" office:value-type="string" office:string-value=" 01 0502 " calcext:value-type="string">
            <text:p><text:s/>01 0502 </text:p>
          </table:table-cell>
          <table:table-cell table:style-name="ce10" table:formula="of:=IF([.A5]=&quot;&quot;;&quot;&quot;;IF([.D5]=[.F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03</text:p>
          </table:table-cell>
          <table:table-cell/>
          <table:table-cell table:formula="of:=IF([.A6]=&quot;&quot;;&quot;&quot;;CONCATENATE(&quot; &quot;;[.A6];&quot; &quot;;[.B6];IF([.B6]=&quot;&quot;;&quot;&quot;;&quot; &quot;)))" office:value-type="string" office:string-value=" 01 0503 " calcext:value-type="string">
            <text:p><text:s/>01 0503 </text:p>
          </table:table-cell>
          <table:table-cell office:value-type="string" calcext:value-type="string">
            <text:p>01 0503</text:p>
          </table:table-cell>
          <table:table-cell table:style-name="ce8" table:formula="of:=IF([.A6]=&quot;&quot;;&quot;&quot;;CONCATENATE(&quot; &quot;;[.E6];&quot; &quot;))" office:value-type="string" office:string-value=" 01 0503 " calcext:value-type="string">
            <text:p><text:s/>01 0503 </text:p>
          </table:table-cell>
          <table:table-cell table:style-name="ce10" table:formula="of:=IF([.A6]=&quot;&quot;;&quot;&quot;;IF([.D6]=[.F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04</text:p>
          </table:table-cell>
          <table:table-cell/>
          <table:table-cell table:formula="of:=IF([.A7]=&quot;&quot;;&quot;&quot;;CONCATENATE(&quot; &quot;;[.A7];&quot; &quot;;[.B7];IF([.B7]=&quot;&quot;;&quot;&quot;;&quot; &quot;)))" office:value-type="string" office:string-value=" 01 0504 " calcext:value-type="string">
            <text:p><text:s/>01 0504 </text:p>
          </table:table-cell>
          <table:table-cell office:value-type="string" calcext:value-type="string">
            <text:p>01 0504</text:p>
          </table:table-cell>
          <table:table-cell table:style-name="ce8" table:formula="of:=IF([.A7]=&quot;&quot;;&quot;&quot;;CONCATENATE(&quot; &quot;;[.E7];&quot; &quot;))" office:value-type="string" office:string-value=" 01 0504 " calcext:value-type="string">
            <text:p><text:s/>01 0504 </text:p>
          </table:table-cell>
          <table:table-cell table:style-name="ce10" table:formula="of:=IF([.A7]=&quot;&quot;;&quot;&quot;;IF([.D7]=[.F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05</text:p>
          </table:table-cell>
          <table:table-cell/>
          <table:table-cell table:formula="of:=IF([.A8]=&quot;&quot;;&quot;&quot;;CONCATENATE(&quot; &quot;;[.A8];&quot; &quot;;[.B8];IF([.B8]=&quot;&quot;;&quot;&quot;;&quot; &quot;)))" office:value-type="string" office:string-value=" 01 0505 " calcext:value-type="string">
            <text:p><text:s/>01 0505 </text:p>
          </table:table-cell>
          <table:table-cell office:value-type="string" calcext:value-type="string">
            <text:p>01 0505</text:p>
          </table:table-cell>
          <table:table-cell table:style-name="ce8" table:formula="of:=IF([.A8]=&quot;&quot;;&quot;&quot;;CONCATENATE(&quot; &quot;;[.E8];&quot; &quot;))" office:value-type="string" office:string-value=" 01 0505 " calcext:value-type="string">
            <text:p><text:s/>01 0505 </text:p>
          </table:table-cell>
          <table:table-cell table:style-name="ce10" table:formula="of:=IF([.A8]=&quot;&quot;;&quot;&quot;;IF([.D8]=[.F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07</text:p>
          </table:table-cell>
          <table:table-cell/>
          <table:table-cell table:formula="of:=IF([.A9]=&quot;&quot;;&quot;&quot;;CONCATENATE(&quot; &quot;;[.A9];&quot; &quot;;[.B9];IF([.B9]=&quot;&quot;;&quot;&quot;;&quot; &quot;)))" office:value-type="string" office:string-value=" 01 0507 " calcext:value-type="string">
            <text:p><text:s/>01 0507 </text:p>
          </table:table-cell>
          <table:table-cell office:value-type="string" calcext:value-type="string">
            <text:p>01 0507</text:p>
          </table:table-cell>
          <table:table-cell table:style-name="ce8" table:formula="of:=IF([.A9]=&quot;&quot;;&quot;&quot;;CONCATENATE(&quot; &quot;;[.E9];&quot; &quot;))" office:value-type="string" office:string-value=" 01 0507 " calcext:value-type="string">
            <text:p><text:s/>01 0507 </text:p>
          </table:table-cell>
          <table:table-cell table:style-name="ce10" table:formula="of:=IF([.A9]=&quot;&quot;;&quot;&quot;;IF([.D9]=[.F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08</text:p>
          </table:table-cell>
          <table:table-cell/>
          <table:table-cell table:formula="of:=IF([.A10]=&quot;&quot;;&quot;&quot;;CONCATENATE(&quot; &quot;;[.A10];&quot; &quot;;[.B10];IF([.B10]=&quot;&quot;;&quot;&quot;;&quot; &quot;)))" office:value-type="string" office:string-value=" 01 0508 " calcext:value-type="string">
            <text:p><text:s/>01 0508 </text:p>
          </table:table-cell>
          <table:table-cell office:value-type="string" calcext:value-type="string">
            <text:p>01 0508</text:p>
          </table:table-cell>
          <table:table-cell table:style-name="ce8" table:formula="of:=IF([.A10]=&quot;&quot;;&quot;&quot;;CONCATENATE(&quot; &quot;;[.E10];&quot; &quot;))" office:value-type="string" office:string-value=" 01 0508 " calcext:value-type="string">
            <text:p><text:s/>01 0508 </text:p>
          </table:table-cell>
          <table:table-cell table:style-name="ce10" table:formula="of:=IF([.A10]=&quot;&quot;;&quot;&quot;;IF([.D10]=[.F1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09</text:p>
          </table:table-cell>
          <table:table-cell/>
          <table:table-cell table:formula="of:=IF([.A11]=&quot;&quot;;&quot;&quot;;CONCATENATE(&quot; &quot;;[.A11];&quot; &quot;;[.B11];IF([.B11]=&quot;&quot;;&quot;&quot;;&quot; &quot;)))" office:value-type="string" office:string-value=" 01 0509 " calcext:value-type="string">
            <text:p><text:s/>01 0509 </text:p>
          </table:table-cell>
          <table:table-cell office:value-type="string" calcext:value-type="string">
            <text:p>01 0509</text:p>
          </table:table-cell>
          <table:table-cell table:style-name="ce8" table:formula="of:=IF([.A11]=&quot;&quot;;&quot;&quot;;CONCATENATE(&quot; &quot;;[.E11];&quot; &quot;))" office:value-type="string" office:string-value=" 01 0509 " calcext:value-type="string">
            <text:p><text:s/>01 0509 </text:p>
          </table:table-cell>
          <table:table-cell table:style-name="ce10" table:formula="of:=IF([.A11]=&quot;&quot;;&quot;&quot;;IF([.D11]=[.F1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10</text:p>
          </table:table-cell>
          <table:table-cell/>
          <table:table-cell table:formula="of:=IF([.A12]=&quot;&quot;;&quot;&quot;;CONCATENATE(&quot; &quot;;[.A12];&quot; &quot;;[.B12];IF([.B12]=&quot;&quot;;&quot;&quot;;&quot; &quot;)))" office:value-type="string" office:string-value=" 01 0510 " calcext:value-type="string">
            <text:p><text:s/>01 0510 </text:p>
          </table:table-cell>
          <table:table-cell office:value-type="string" calcext:value-type="string">
            <text:p>01 0510</text:p>
          </table:table-cell>
          <table:table-cell table:style-name="ce8" table:formula="of:=IF([.A12]=&quot;&quot;;&quot;&quot;;CONCATENATE(&quot; &quot;;[.E12];&quot; &quot;))" office:value-type="string" office:string-value=" 01 0510 " calcext:value-type="string">
            <text:p><text:s/>01 0510 </text:p>
          </table:table-cell>
          <table:table-cell table:style-name="ce10" table:formula="of:=IF([.A12]=&quot;&quot;;&quot;&quot;;IF([.D12]=[.F1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13</text:p>
          </table:table-cell>
          <table:table-cell/>
          <table:table-cell table:formula="of:=IF([.A13]=&quot;&quot;;&quot;&quot;;CONCATENATE(&quot; &quot;;[.A13];&quot; &quot;;[.B13];IF([.B13]=&quot;&quot;;&quot;&quot;;&quot; &quot;)))" office:value-type="string" office:string-value=" 01 0513 " calcext:value-type="string">
            <text:p><text:s/>01 0513 </text:p>
          </table:table-cell>
          <table:table-cell office:value-type="string" calcext:value-type="string">
            <text:p>01 0513</text:p>
          </table:table-cell>
          <table:table-cell table:style-name="ce8" table:formula="of:=IF([.A13]=&quot;&quot;;&quot;&quot;;CONCATENATE(&quot; &quot;;[.E13];&quot; &quot;))" office:value-type="string" office:string-value=" 01 0513 " calcext:value-type="string">
            <text:p><text:s/>01 0513 </text:p>
          </table:table-cell>
          <table:table-cell table:style-name="ce10" table:formula="of:=IF([.A13]=&quot;&quot;;&quot;&quot;;IF([.D13]=[.F1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17</text:p>
          </table:table-cell>
          <table:table-cell/>
          <table:table-cell table:formula="of:=IF([.A14]=&quot;&quot;;&quot;&quot;;CONCATENATE(&quot; &quot;;[.A14];&quot; &quot;;[.B14];IF([.B14]=&quot;&quot;;&quot;&quot;;&quot; &quot;)))" office:value-type="string" office:string-value=" 01 0517 " calcext:value-type="string">
            <text:p><text:s/>01 0517 </text:p>
          </table:table-cell>
          <table:table-cell office:value-type="string" calcext:value-type="string">
            <text:p>01 0517</text:p>
          </table:table-cell>
          <table:table-cell table:style-name="ce8" table:formula="of:=IF([.A14]=&quot;&quot;;&quot;&quot;;CONCATENATE(&quot; &quot;;[.E14];&quot; &quot;))" office:value-type="string" office:string-value=" 01 0517 " calcext:value-type="string">
            <text:p><text:s/>01 0517 </text:p>
          </table:table-cell>
          <table:table-cell table:style-name="ce10" table:formula="of:=IF([.A14]=&quot;&quot;;&quot;&quot;;IF([.D14]=[.F1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19</text:p>
          </table:table-cell>
          <table:table-cell/>
          <table:table-cell table:formula="of:=IF([.A15]=&quot;&quot;;&quot;&quot;;CONCATENATE(&quot; &quot;;[.A15];&quot; &quot;;[.B15];IF([.B15]=&quot;&quot;;&quot;&quot;;&quot; &quot;)))" office:value-type="string" office:string-value=" 01 0519 " calcext:value-type="string">
            <text:p><text:s/>01 0519 </text:p>
          </table:table-cell>
          <table:table-cell office:value-type="string" calcext:value-type="string">
            <text:p>01 0519</text:p>
          </table:table-cell>
          <table:table-cell table:style-name="ce8" table:formula="of:=IF([.A15]=&quot;&quot;;&quot;&quot;;CONCATENATE(&quot; &quot;;[.E15];&quot; &quot;))" office:value-type="string" office:string-value=" 01 0519 " calcext:value-type="string">
            <text:p><text:s/>01 0519 </text:p>
          </table:table-cell>
          <table:table-cell table:style-name="ce10" table:formula="of:=IF([.A15]=&quot;&quot;;&quot;&quot;;IF([.D15]=[.F1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20</text:p>
          </table:table-cell>
          <table:table-cell/>
          <table:table-cell table:formula="of:=IF([.A16]=&quot;&quot;;&quot;&quot;;CONCATENATE(&quot; &quot;;[.A16];&quot; &quot;;[.B16];IF([.B16]=&quot;&quot;;&quot;&quot;;&quot; &quot;)))" office:value-type="string" office:string-value=" 01 0520 " calcext:value-type="string">
            <text:p><text:s/>01 0520 </text:p>
          </table:table-cell>
          <table:table-cell office:value-type="string" calcext:value-type="string">
            <text:p>01 0520</text:p>
          </table:table-cell>
          <table:table-cell table:style-name="ce8" table:formula="of:=IF([.A16]=&quot;&quot;;&quot;&quot;;CONCATENATE(&quot; &quot;;[.E16];&quot; &quot;))" office:value-type="string" office:string-value=" 01 0520 " calcext:value-type="string">
            <text:p><text:s/>01 0520 </text:p>
          </table:table-cell>
          <table:table-cell table:style-name="ce10" table:formula="of:=IF([.A16]=&quot;&quot;;&quot;&quot;;IF([.D16]=[.F1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21</text:p>
          </table:table-cell>
          <table:table-cell/>
          <table:table-cell table:formula="of:=IF([.A17]=&quot;&quot;;&quot;&quot;;CONCATENATE(&quot; &quot;;[.A17];&quot; &quot;;[.B17];IF([.B17]=&quot;&quot;;&quot;&quot;;&quot; &quot;)))" office:value-type="string" office:string-value=" 01 0521 " calcext:value-type="string">
            <text:p><text:s/>01 0521 </text:p>
          </table:table-cell>
          <table:table-cell office:value-type="string" calcext:value-type="string">
            <text:p>01 0521</text:p>
          </table:table-cell>
          <table:table-cell table:style-name="ce8" table:formula="of:=IF([.A17]=&quot;&quot;;&quot;&quot;;CONCATENATE(&quot; &quot;;[.E17];&quot; &quot;))" office:value-type="string" office:string-value=" 01 0521 " calcext:value-type="string">
            <text:p><text:s/>01 0521 </text:p>
          </table:table-cell>
          <table:table-cell table:style-name="ce10" table:formula="of:=IF([.A17]=&quot;&quot;;&quot;&quot;;IF([.D17]=[.F1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22</text:p>
          </table:table-cell>
          <table:table-cell/>
          <table:table-cell table:formula="of:=IF([.A18]=&quot;&quot;;&quot;&quot;;CONCATENATE(&quot; &quot;;[.A18];&quot; &quot;;[.B18];IF([.B18]=&quot;&quot;;&quot;&quot;;&quot; &quot;)))" office:value-type="string" office:string-value=" 01 0522 " calcext:value-type="string">
            <text:p><text:s/>01 0522 </text:p>
          </table:table-cell>
          <table:table-cell office:value-type="string" calcext:value-type="string">
            <text:p>01 0522</text:p>
          </table:table-cell>
          <table:table-cell table:style-name="ce8" table:formula="of:=IF([.A18]=&quot;&quot;;&quot;&quot;;CONCATENATE(&quot; &quot;;[.E18];&quot; &quot;))" office:value-type="string" office:string-value=" 01 0522 " calcext:value-type="string">
            <text:p><text:s/>01 0522 </text:p>
          </table:table-cell>
          <table:table-cell table:style-name="ce10" table:formula="of:=IF([.A18]=&quot;&quot;;&quot;&quot;;IF([.D18]=[.F1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23</text:p>
          </table:table-cell>
          <table:table-cell/>
          <table:table-cell table:formula="of:=IF([.A19]=&quot;&quot;;&quot;&quot;;CONCATENATE(&quot; &quot;;[.A19];&quot; &quot;;[.B19];IF([.B19]=&quot;&quot;;&quot;&quot;;&quot; &quot;)))" office:value-type="string" office:string-value=" 01 0523 " calcext:value-type="string">
            <text:p><text:s/>01 0523 </text:p>
          </table:table-cell>
          <table:table-cell office:value-type="string" calcext:value-type="string">
            <text:p>01 0523</text:p>
          </table:table-cell>
          <table:table-cell table:style-name="ce8" table:formula="of:=IF([.A19]=&quot;&quot;;&quot;&quot;;CONCATENATE(&quot; &quot;;[.E19];&quot; &quot;))" office:value-type="string" office:string-value=" 01 0523 " calcext:value-type="string">
            <text:p><text:s/>01 0523 </text:p>
          </table:table-cell>
          <table:table-cell table:style-name="ce10" table:formula="of:=IF([.A19]=&quot;&quot;;&quot;&quot;;IF([.D19]=[.F1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24</text:p>
          </table:table-cell>
          <table:table-cell/>
          <table:table-cell table:formula="of:=IF([.A20]=&quot;&quot;;&quot;&quot;;CONCATENATE(&quot; &quot;;[.A20];&quot; &quot;;[.B20];IF([.B20]=&quot;&quot;;&quot;&quot;;&quot; &quot;)))" office:value-type="string" office:string-value=" 01 0524 " calcext:value-type="string">
            <text:p><text:s/>01 0524 </text:p>
          </table:table-cell>
          <table:table-cell office:value-type="string" calcext:value-type="string">
            <text:p>01 0524</text:p>
          </table:table-cell>
          <table:table-cell table:style-name="ce8" table:formula="of:=IF([.A20]=&quot;&quot;;&quot;&quot;;CONCATENATE(&quot; &quot;;[.E20];&quot; &quot;))" office:value-type="string" office:string-value=" 01 0524 " calcext:value-type="string">
            <text:p><text:s/>01 0524 </text:p>
          </table:table-cell>
          <table:table-cell table:style-name="ce10" table:formula="of:=IF([.A20]=&quot;&quot;;&quot;&quot;;IF([.D20]=[.F2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25</text:p>
          </table:table-cell>
          <table:table-cell/>
          <table:table-cell table:formula="of:=IF([.A21]=&quot;&quot;;&quot;&quot;;CONCATENATE(&quot; &quot;;[.A21];&quot; &quot;;[.B21];IF([.B21]=&quot;&quot;;&quot;&quot;;&quot; &quot;)))" office:value-type="string" office:string-value=" 01 0525 " calcext:value-type="string">
            <text:p><text:s/>01 0525 </text:p>
          </table:table-cell>
          <table:table-cell office:value-type="string" calcext:value-type="string">
            <text:p>01 0525</text:p>
          </table:table-cell>
          <table:table-cell table:style-name="ce8" table:formula="of:=IF([.A21]=&quot;&quot;;&quot;&quot;;CONCATENATE(&quot; &quot;;[.E21];&quot; &quot;))" office:value-type="string" office:string-value=" 01 0525 " calcext:value-type="string">
            <text:p><text:s/>01 0525 </text:p>
          </table:table-cell>
          <table:table-cell table:style-name="ce10" table:formula="of:=IF([.A21]=&quot;&quot;;&quot;&quot;;IF([.D21]=[.F2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26</text:p>
          </table:table-cell>
          <table:table-cell/>
          <table:table-cell table:formula="of:=IF([.A22]=&quot;&quot;;&quot;&quot;;CONCATENATE(&quot; &quot;;[.A22];&quot; &quot;;[.B22];IF([.B22]=&quot;&quot;;&quot;&quot;;&quot; &quot;)))" office:value-type="string" office:string-value=" 01 0526 " calcext:value-type="string">
            <text:p><text:s/>01 0526 </text:p>
          </table:table-cell>
          <table:table-cell office:value-type="string" calcext:value-type="string">
            <text:p>01 0526</text:p>
          </table:table-cell>
          <table:table-cell table:style-name="ce8" table:formula="of:=IF([.A22]=&quot;&quot;;&quot;&quot;;CONCATENATE(&quot; &quot;;[.E22];&quot; &quot;))" office:value-type="string" office:string-value=" 01 0526 " calcext:value-type="string">
            <text:p><text:s/>01 0526 </text:p>
          </table:table-cell>
          <table:table-cell table:style-name="ce10" table:formula="of:=IF([.A22]=&quot;&quot;;&quot;&quot;;IF([.D22]=[.F2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27</text:p>
          </table:table-cell>
          <table:table-cell/>
          <table:table-cell table:formula="of:=IF([.A23]=&quot;&quot;;&quot;&quot;;CONCATENATE(&quot; &quot;;[.A23];&quot; &quot;;[.B23];IF([.B23]=&quot;&quot;;&quot;&quot;;&quot; &quot;)))" office:value-type="string" office:string-value=" 01 0527 " calcext:value-type="string">
            <text:p><text:s/>01 0527 </text:p>
          </table:table-cell>
          <table:table-cell office:value-type="string" calcext:value-type="string">
            <text:p>01 0527</text:p>
          </table:table-cell>
          <table:table-cell table:style-name="ce8" table:formula="of:=IF([.A23]=&quot;&quot;;&quot;&quot;;CONCATENATE(&quot; &quot;;[.E23];&quot; &quot;))" office:value-type="string" office:string-value=" 01 0527 " calcext:value-type="string">
            <text:p><text:s/>01 0527 </text:p>
          </table:table-cell>
          <table:table-cell table:style-name="ce10" table:formula="of:=IF([.A23]=&quot;&quot;;&quot;&quot;;IF([.D23]=[.F2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28</text:p>
          </table:table-cell>
          <table:table-cell/>
          <table:table-cell table:formula="of:=IF([.A24]=&quot;&quot;;&quot;&quot;;CONCATENATE(&quot; &quot;;[.A24];&quot; &quot;;[.B24];IF([.B24]=&quot;&quot;;&quot;&quot;;&quot; &quot;)))" office:value-type="string" office:string-value=" 01 0528 " calcext:value-type="string">
            <text:p><text:s/>01 0528 </text:p>
          </table:table-cell>
          <table:table-cell office:value-type="string" calcext:value-type="string">
            <text:p>01 0528</text:p>
          </table:table-cell>
          <table:table-cell table:style-name="ce8" table:formula="of:=IF([.A24]=&quot;&quot;;&quot;&quot;;CONCATENATE(&quot; &quot;;[.E24];&quot; &quot;))" office:value-type="string" office:string-value=" 01 0528 " calcext:value-type="string">
            <text:p><text:s/>01 0528 </text:p>
          </table:table-cell>
          <table:table-cell table:style-name="ce10" table:formula="of:=IF([.A24]=&quot;&quot;;&quot;&quot;;IF([.D24]=[.F2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29</text:p>
          </table:table-cell>
          <table:table-cell/>
          <table:table-cell table:formula="of:=IF([.A25]=&quot;&quot;;&quot;&quot;;CONCATENATE(&quot; &quot;;[.A25];&quot; &quot;;[.B25];IF([.B25]=&quot;&quot;;&quot;&quot;;&quot; &quot;)))" office:value-type="string" office:string-value=" 01 0529 " calcext:value-type="string">
            <text:p><text:s/>01 0529 </text:p>
          </table:table-cell>
          <table:table-cell office:value-type="string" calcext:value-type="string">
            <text:p>01 0529</text:p>
          </table:table-cell>
          <table:table-cell table:style-name="ce8" table:formula="of:=IF([.A25]=&quot;&quot;;&quot;&quot;;CONCATENATE(&quot; &quot;;[.E25];&quot; &quot;))" office:value-type="string" office:string-value=" 01 0529 " calcext:value-type="string">
            <text:p><text:s/>01 0529 </text:p>
          </table:table-cell>
          <table:table-cell table:style-name="ce10" table:formula="of:=IF([.A25]=&quot;&quot;;&quot;&quot;;IF([.D25]=[.F2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30</text:p>
          </table:table-cell>
          <table:table-cell/>
          <table:table-cell table:formula="of:=IF([.A26]=&quot;&quot;;&quot;&quot;;CONCATENATE(&quot; &quot;;[.A26];&quot; &quot;;[.B26];IF([.B26]=&quot;&quot;;&quot;&quot;;&quot; &quot;)))" office:value-type="string" office:string-value=" 01 0530 " calcext:value-type="string">
            <text:p><text:s/>01 0530 </text:p>
          </table:table-cell>
          <table:table-cell office:value-type="string" calcext:value-type="string">
            <text:p>01 0530</text:p>
          </table:table-cell>
          <table:table-cell table:style-name="ce8" table:formula="of:=IF([.A26]=&quot;&quot;;&quot;&quot;;CONCATENATE(&quot; &quot;;[.E26];&quot; &quot;))" office:value-type="string" office:string-value=" 01 0530 " calcext:value-type="string">
            <text:p><text:s/>01 0530 </text:p>
          </table:table-cell>
          <table:table-cell table:style-name="ce10" table:formula="of:=IF([.A26]=&quot;&quot;;&quot;&quot;;IF([.D26]=[.F2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31</text:p>
          </table:table-cell>
          <table:table-cell/>
          <table:table-cell table:formula="of:=IF([.A27]=&quot;&quot;;&quot;&quot;;CONCATENATE(&quot; &quot;;[.A27];&quot; &quot;;[.B27];IF([.B27]=&quot;&quot;;&quot;&quot;;&quot; &quot;)))" office:value-type="string" office:string-value=" 01 0531 " calcext:value-type="string">
            <text:p><text:s/>01 0531 </text:p>
          </table:table-cell>
          <table:table-cell office:value-type="string" calcext:value-type="string">
            <text:p>01 0531</text:p>
          </table:table-cell>
          <table:table-cell table:style-name="ce8" table:formula="of:=IF([.A27]=&quot;&quot;;&quot;&quot;;CONCATENATE(&quot; &quot;;[.E27];&quot; &quot;))" office:value-type="string" office:string-value=" 01 0531 " calcext:value-type="string">
            <text:p><text:s/>01 0531 </text:p>
          </table:table-cell>
          <table:table-cell table:style-name="ce10" table:formula="of:=IF([.A27]=&quot;&quot;;&quot;&quot;;IF([.D27]=[.F2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32</text:p>
          </table:table-cell>
          <table:table-cell/>
          <table:table-cell table:formula="of:=IF([.A28]=&quot;&quot;;&quot;&quot;;CONCATENATE(&quot; &quot;;[.A28];&quot; &quot;;[.B28];IF([.B28]=&quot;&quot;;&quot;&quot;;&quot; &quot;)))" office:value-type="string" office:string-value=" 01 0532 " calcext:value-type="string">
            <text:p><text:s/>01 0532 </text:p>
          </table:table-cell>
          <table:table-cell office:value-type="string" calcext:value-type="string">
            <text:p>01 0532</text:p>
          </table:table-cell>
          <table:table-cell table:style-name="ce8" table:formula="of:=IF([.A28]=&quot;&quot;;&quot;&quot;;CONCATENATE(&quot; &quot;;[.E28];&quot; &quot;))" office:value-type="string" office:string-value=" 01 0532 " calcext:value-type="string">
            <text:p><text:s/>01 0532 </text:p>
          </table:table-cell>
          <table:table-cell table:style-name="ce10" table:formula="of:=IF([.A28]=&quot;&quot;;&quot;&quot;;IF([.D28]=[.F2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33</text:p>
          </table:table-cell>
          <table:table-cell/>
          <table:table-cell table:formula="of:=IF([.A29]=&quot;&quot;;&quot;&quot;;CONCATENATE(&quot; &quot;;[.A29];&quot; &quot;;[.B29];IF([.B29]=&quot;&quot;;&quot;&quot;;&quot; &quot;)))" office:value-type="string" office:string-value=" 01 0533 " calcext:value-type="string">
            <text:p><text:s/>01 0533 </text:p>
          </table:table-cell>
          <table:table-cell office:value-type="string" calcext:value-type="string">
            <text:p>01 0533</text:p>
          </table:table-cell>
          <table:table-cell table:style-name="ce8" table:formula="of:=IF([.A29]=&quot;&quot;;&quot;&quot;;CONCATENATE(&quot; &quot;;[.E29];&quot; &quot;))" office:value-type="string" office:string-value=" 01 0533 " calcext:value-type="string">
            <text:p><text:s/>01 0533 </text:p>
          </table:table-cell>
          <table:table-cell table:style-name="ce10" table:formula="of:=IF([.A29]=&quot;&quot;;&quot;&quot;;IF([.D29]=[.F2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34</text:p>
          </table:table-cell>
          <table:table-cell/>
          <table:table-cell table:formula="of:=IF([.A30]=&quot;&quot;;&quot;&quot;;CONCATENATE(&quot; &quot;;[.A30];&quot; &quot;;[.B30];IF([.B30]=&quot;&quot;;&quot;&quot;;&quot; &quot;)))" office:value-type="string" office:string-value=" 01 0534 " calcext:value-type="string">
            <text:p><text:s/>01 0534 </text:p>
          </table:table-cell>
          <table:table-cell office:value-type="string" calcext:value-type="string">
            <text:p>01 0534</text:p>
          </table:table-cell>
          <table:table-cell table:style-name="ce8" table:formula="of:=IF([.A30]=&quot;&quot;;&quot;&quot;;CONCATENATE(&quot; &quot;;[.E30];&quot; &quot;))" office:value-type="string" office:string-value=" 01 0534 " calcext:value-type="string">
            <text:p><text:s/>01 0534 </text:p>
          </table:table-cell>
          <table:table-cell table:style-name="ce10" table:formula="of:=IF([.A30]=&quot;&quot;;&quot;&quot;;IF([.D30]=[.F3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35</text:p>
          </table:table-cell>
          <table:table-cell/>
          <table:table-cell table:formula="of:=IF([.A31]=&quot;&quot;;&quot;&quot;;CONCATENATE(&quot; &quot;;[.A31];&quot; &quot;;[.B31];IF([.B31]=&quot;&quot;;&quot;&quot;;&quot; &quot;)))" office:value-type="string" office:string-value=" 01 0535 " calcext:value-type="string">
            <text:p><text:s/>01 0535 </text:p>
          </table:table-cell>
          <table:table-cell office:value-type="string" calcext:value-type="string">
            <text:p>01 0535</text:p>
          </table:table-cell>
          <table:table-cell table:style-name="ce8" table:formula="of:=IF([.A31]=&quot;&quot;;&quot;&quot;;CONCATENATE(&quot; &quot;;[.E31];&quot; &quot;))" office:value-type="string" office:string-value=" 01 0535 " calcext:value-type="string">
            <text:p><text:s/>01 0535 </text:p>
          </table:table-cell>
          <table:table-cell table:style-name="ce10" table:formula="of:=IF([.A31]=&quot;&quot;;&quot;&quot;;IF([.D31]=[.F3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06</text:p>
          </table:table-cell>
          <table:table-cell/>
          <table:table-cell table:formula="of:=IF([.A32]=&quot;&quot;;&quot;&quot;;CONCATENATE(&quot; &quot;;[.A32];&quot; &quot;;[.B32];IF([.B32]=&quot;&quot;;&quot;&quot;;&quot; &quot;)))" office:value-type="string" office:string-value=" 01 1506 " calcext:value-type="string">
            <text:p><text:s/>01 1506 </text:p>
          </table:table-cell>
          <table:table-cell office:value-type="string" calcext:value-type="string">
            <text:p>01 1506</text:p>
          </table:table-cell>
          <table:table-cell table:style-name="ce8" table:formula="of:=IF([.A32]=&quot;&quot;;&quot;&quot;;CONCATENATE(&quot; &quot;;[.E32];&quot; &quot;))" office:value-type="string" office:string-value=" 01 1506 " calcext:value-type="string">
            <text:p><text:s/>01 1506 </text:p>
          </table:table-cell>
          <table:table-cell table:style-name="ce10" table:formula="of:=IF([.A32]=&quot;&quot;;&quot;&quot;;IF([.D32]=[.F3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11</text:p>
          </table:table-cell>
          <table:table-cell/>
          <table:table-cell table:formula="of:=IF([.A33]=&quot;&quot;;&quot;&quot;;CONCATENATE(&quot; &quot;;[.A33];&quot; &quot;;[.B33];IF([.B33]=&quot;&quot;;&quot;&quot;;&quot; &quot;)))" office:value-type="string" office:string-value=" 01 1511 " calcext:value-type="string">
            <text:p><text:s/>01 1511 </text:p>
          </table:table-cell>
          <table:table-cell office:value-type="string" calcext:value-type="string">
            <text:p>01 1511</text:p>
          </table:table-cell>
          <table:table-cell table:style-name="ce8" table:formula="of:=IF([.A33]=&quot;&quot;;&quot;&quot;;CONCATENATE(&quot; &quot;;[.E33];&quot; &quot;))" office:value-type="string" office:string-value=" 01 1511 " calcext:value-type="string">
            <text:p><text:s/>01 1511 </text:p>
          </table:table-cell>
          <table:table-cell table:style-name="ce10" table:formula="of:=IF([.A33]=&quot;&quot;;&quot;&quot;;IF([.D33]=[.F3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12</text:p>
          </table:table-cell>
          <table:table-cell/>
          <table:table-cell table:formula="of:=IF([.A34]=&quot;&quot;;&quot;&quot;;CONCATENATE(&quot; &quot;;[.A34];&quot; &quot;;[.B34];IF([.B34]=&quot;&quot;;&quot;&quot;;&quot; &quot;)))" office:value-type="string" office:string-value=" 01 1512 " calcext:value-type="string">
            <text:p><text:s/>01 1512 </text:p>
          </table:table-cell>
          <table:table-cell office:value-type="string" calcext:value-type="string">
            <text:p>01 1512</text:p>
          </table:table-cell>
          <table:table-cell table:style-name="ce8" table:formula="of:=IF([.A34]=&quot;&quot;;&quot;&quot;;CONCATENATE(&quot; &quot;;[.E34];&quot; &quot;))" office:value-type="string" office:string-value=" 01 1512 " calcext:value-type="string">
            <text:p><text:s/>01 1512 </text:p>
          </table:table-cell>
          <table:table-cell table:style-name="ce10" table:formula="of:=IF([.A34]=&quot;&quot;;&quot;&quot;;IF([.D34]=[.F3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14</text:p>
          </table:table-cell>
          <table:table-cell/>
          <table:table-cell table:formula="of:=IF([.A35]=&quot;&quot;;&quot;&quot;;CONCATENATE(&quot; &quot;;[.A35];&quot; &quot;;[.B35];IF([.B35]=&quot;&quot;;&quot;&quot;;&quot; &quot;)))" office:value-type="string" office:string-value=" 01 1514 " calcext:value-type="string">
            <text:p><text:s/>01 1514 </text:p>
          </table:table-cell>
          <table:table-cell office:value-type="string" calcext:value-type="string">
            <text:p>01 1514</text:p>
          </table:table-cell>
          <table:table-cell table:style-name="ce8" table:formula="of:=IF([.A35]=&quot;&quot;;&quot;&quot;;CONCATENATE(&quot; &quot;;[.E35];&quot; &quot;))" office:value-type="string" office:string-value=" 01 1514 " calcext:value-type="string">
            <text:p><text:s/>01 1514 </text:p>
          </table:table-cell>
          <table:table-cell table:style-name="ce10" table:formula="of:=IF([.A35]=&quot;&quot;;&quot;&quot;;IF([.D35]=[.F3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15</text:p>
          </table:table-cell>
          <table:table-cell/>
          <table:table-cell table:formula="of:=IF([.A36]=&quot;&quot;;&quot;&quot;;CONCATENATE(&quot; &quot;;[.A36];&quot; &quot;;[.B36];IF([.B36]=&quot;&quot;;&quot;&quot;;&quot; &quot;)))" office:value-type="string" office:string-value=" 01 1515 " calcext:value-type="string">
            <text:p><text:s/>01 1515 </text:p>
          </table:table-cell>
          <table:table-cell office:value-type="string" calcext:value-type="string">
            <text:p>01 1515</text:p>
          </table:table-cell>
          <table:table-cell table:style-name="ce8" table:formula="of:=IF([.A36]=&quot;&quot;;&quot;&quot;;CONCATENATE(&quot; &quot;;[.E36];&quot; &quot;))" office:value-type="string" office:string-value=" 01 1515 " calcext:value-type="string">
            <text:p><text:s/>01 1515 </text:p>
          </table:table-cell>
          <table:table-cell table:style-name="ce10" table:formula="of:=IF([.A36]=&quot;&quot;;&quot;&quot;;IF([.D36]=[.F3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16</text:p>
          </table:table-cell>
          <table:table-cell/>
          <table:table-cell table:formula="of:=IF([.A37]=&quot;&quot;;&quot;&quot;;CONCATENATE(&quot; &quot;;[.A37];&quot; &quot;;[.B37];IF([.B37]=&quot;&quot;;&quot;&quot;;&quot; &quot;)))" office:value-type="string" office:string-value=" 01 1516 " calcext:value-type="string">
            <text:p><text:s/>01 1516 </text:p>
          </table:table-cell>
          <table:table-cell office:value-type="string" calcext:value-type="string">
            <text:p>01 1516</text:p>
          </table:table-cell>
          <table:table-cell table:style-name="ce8" table:formula="of:=IF([.A37]=&quot;&quot;;&quot;&quot;;CONCATENATE(&quot; &quot;;[.E37];&quot; &quot;))" office:value-type="string" office:string-value=" 01 1516 " calcext:value-type="string">
            <text:p><text:s/>01 1516 </text:p>
          </table:table-cell>
          <table:table-cell table:style-name="ce10" table:formula="of:=IF([.A37]=&quot;&quot;;&quot;&quot;;IF([.D37]=[.F3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18</text:p>
          </table:table-cell>
          <table:table-cell/>
          <table:table-cell table:formula="of:=IF([.A38]=&quot;&quot;;&quot;&quot;;CONCATENATE(&quot; &quot;;[.A38];&quot; &quot;;[.B38];IF([.B38]=&quot;&quot;;&quot;&quot;;&quot; &quot;)))" office:value-type="string" office:string-value=" 01 1518 " calcext:value-type="string">
            <text:p><text:s/>01 1518 </text:p>
          </table:table-cell>
          <table:table-cell office:value-type="string" calcext:value-type="string">
            <text:p>01 1518</text:p>
          </table:table-cell>
          <table:table-cell table:style-name="ce8" table:formula="of:=IF([.A38]=&quot;&quot;;&quot;&quot;;CONCATENATE(&quot; &quot;;[.E38];&quot; &quot;))" office:value-type="string" office:string-value=" 01 1518 " calcext:value-type="string">
            <text:p><text:s/>01 1518 </text:p>
          </table:table-cell>
          <table:table-cell table:style-name="ce10" table:formula="of:=IF([.A38]=&quot;&quot;;&quot;&quot;;IF([.D38]=[.F3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01</text:p>
          </table:table-cell>
          <table:table-cell/>
          <table:table-cell table:formula="of:=IF([.A39]=&quot;&quot;;&quot;&quot;;CONCATENATE(&quot; &quot;;[.A39];&quot; &quot;;[.B39];IF([.B39]=&quot;&quot;;&quot;&quot;;&quot; &quot;)))" office:value-type="string" office:string-value=" 01 501 " calcext:value-type="string">
            <text:p><text:s/>01 501 </text:p>
          </table:table-cell>
          <table:table-cell office:value-type="string" calcext:value-type="string">
            <text:p>01 501</text:p>
          </table:table-cell>
          <table:table-cell table:style-name="ce8" table:formula="of:=IF([.A39]=&quot;&quot;;&quot;&quot;;CONCATENATE(&quot; &quot;;[.E39];&quot; &quot;))" office:value-type="string" office:string-value=" 01 501 " calcext:value-type="string">
            <text:p><text:s/>01 501 </text:p>
          </table:table-cell>
          <table:table-cell table:style-name="ce11" table:formula="of:=IF([.A39]=&quot;&quot;;&quot;&quot;;IF([.D39]=[.F3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02</text:p>
          </table:table-cell>
          <table:table-cell/>
          <table:table-cell table:formula="of:=IF([.A40]=&quot;&quot;;&quot;&quot;;CONCATENATE(&quot; &quot;;[.A40];&quot; &quot;;[.B40];IF([.B40]=&quot;&quot;;&quot;&quot;;&quot; &quot;)))" office:value-type="string" office:string-value=" 01 502 " calcext:value-type="string">
            <text:p><text:s/>01 502 </text:p>
          </table:table-cell>
          <table:table-cell office:value-type="string" calcext:value-type="string">
            <text:p>01 502</text:p>
          </table:table-cell>
          <table:table-cell table:style-name="ce8" table:formula="of:=IF([.A40]=&quot;&quot;;&quot;&quot;;CONCATENATE(&quot; &quot;;[.E40];&quot; &quot;))" office:value-type="string" office:string-value=" 01 502 " calcext:value-type="string">
            <text:p><text:s/>01 502 </text:p>
          </table:table-cell>
          <table:table-cell table:style-name="ce11" table:formula="of:=IF([.A40]=&quot;&quot;;&quot;&quot;;IF([.D40]=[.F4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03</text:p>
          </table:table-cell>
          <table:table-cell/>
          <table:table-cell table:formula="of:=IF([.A41]=&quot;&quot;;&quot;&quot;;CONCATENATE(&quot; &quot;;[.A41];&quot; &quot;;[.B41];IF([.B41]=&quot;&quot;;&quot;&quot;;&quot; &quot;)))" office:value-type="string" office:string-value=" 01 503 " calcext:value-type="string">
            <text:p><text:s/>01 503 </text:p>
          </table:table-cell>
          <table:table-cell office:value-type="string" calcext:value-type="string">
            <text:p>01 503</text:p>
          </table:table-cell>
          <table:table-cell table:style-name="ce8" table:formula="of:=IF([.A41]=&quot;&quot;;&quot;&quot;;CONCATENATE(&quot; &quot;;[.E41];&quot; &quot;))" office:value-type="string" office:string-value=" 01 503 " calcext:value-type="string">
            <text:p><text:s/>01 503 </text:p>
          </table:table-cell>
          <table:table-cell table:style-name="ce11" table:formula="of:=IF([.A41]=&quot;&quot;;&quot;&quot;;IF([.D41]=[.F4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04</text:p>
          </table:table-cell>
          <table:table-cell/>
          <table:table-cell table:formula="of:=IF([.A42]=&quot;&quot;;&quot;&quot;;CONCATENATE(&quot; &quot;;[.A42];&quot; &quot;;[.B42];IF([.B42]=&quot;&quot;;&quot;&quot;;&quot; &quot;)))" office:value-type="string" office:string-value=" 01 504 " calcext:value-type="string">
            <text:p><text:s/>01 504 </text:p>
          </table:table-cell>
          <table:table-cell office:value-type="string" calcext:value-type="string">
            <text:p>01 504</text:p>
          </table:table-cell>
          <table:table-cell table:style-name="ce8" table:formula="of:=IF([.A42]=&quot;&quot;;&quot;&quot;;CONCATENATE(&quot; &quot;;[.E42];&quot; &quot;))" office:value-type="string" office:string-value=" 01 504 " calcext:value-type="string">
            <text:p><text:s/>01 504 </text:p>
          </table:table-cell>
          <table:table-cell table:style-name="ce11" table:formula="of:=IF([.A42]=&quot;&quot;;&quot;&quot;;IF([.D42]=[.F4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05</text:p>
          </table:table-cell>
          <table:table-cell/>
          <table:table-cell table:formula="of:=IF([.A43]=&quot;&quot;;&quot;&quot;;CONCATENATE(&quot; &quot;;[.A43];&quot; &quot;;[.B43];IF([.B43]=&quot;&quot;;&quot;&quot;;&quot; &quot;)))" office:value-type="string" office:string-value=" 01 505 " calcext:value-type="string">
            <text:p><text:s/>01 505 </text:p>
          </table:table-cell>
          <table:table-cell office:value-type="string" calcext:value-type="string">
            <text:p>01 505</text:p>
          </table:table-cell>
          <table:table-cell table:style-name="ce8" table:formula="of:=IF([.A43]=&quot;&quot;;&quot;&quot;;CONCATENATE(&quot; &quot;;[.E43];&quot; &quot;))" office:value-type="string" office:string-value=" 01 505 " calcext:value-type="string">
            <text:p><text:s/>01 505 </text:p>
          </table:table-cell>
          <table:table-cell table:style-name="ce11" table:formula="of:=IF([.A43]=&quot;&quot;;&quot;&quot;;IF([.D43]=[.F4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06</text:p>
          </table:table-cell>
          <table:table-cell/>
          <table:table-cell table:formula="of:=IF([.A44]=&quot;&quot;;&quot;&quot;;CONCATENATE(&quot; &quot;;[.A44];&quot; &quot;;[.B44];IF([.B44]=&quot;&quot;;&quot;&quot;;&quot; &quot;)))" office:value-type="string" office:string-value=" 01 506 " calcext:value-type="string">
            <text:p><text:s/>01 506 </text:p>
          </table:table-cell>
          <table:table-cell office:value-type="string" calcext:value-type="string">
            <text:p>01 506</text:p>
          </table:table-cell>
          <table:table-cell table:style-name="ce8" table:formula="of:=IF([.A44]=&quot;&quot;;&quot;&quot;;CONCATENATE(&quot; &quot;;[.E44];&quot; &quot;))" office:value-type="string" office:string-value=" 01 506 " calcext:value-type="string">
            <text:p><text:s/>01 506 </text:p>
          </table:table-cell>
          <table:table-cell table:style-name="ce11" table:formula="of:=IF([.A44]=&quot;&quot;;&quot;&quot;;IF([.D44]=[.F4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07</text:p>
          </table:table-cell>
          <table:table-cell/>
          <table:table-cell table:formula="of:=IF([.A45]=&quot;&quot;;&quot;&quot;;CONCATENATE(&quot; &quot;;[.A45];&quot; &quot;;[.B45];IF([.B45]=&quot;&quot;;&quot;&quot;;&quot; &quot;)))" office:value-type="string" office:string-value=" 01 507 " calcext:value-type="string">
            <text:p><text:s/>01 507 </text:p>
          </table:table-cell>
          <table:table-cell office:value-type="string" calcext:value-type="string">
            <text:p>01 507</text:p>
          </table:table-cell>
          <table:table-cell table:style-name="ce8" table:formula="of:=IF([.A45]=&quot;&quot;;&quot;&quot;;CONCATENATE(&quot; &quot;;[.E45];&quot; &quot;))" office:value-type="string" office:string-value=" 01 507 " calcext:value-type="string">
            <text:p><text:s/>01 507 </text:p>
          </table:table-cell>
          <table:table-cell table:style-name="ce11" table:formula="of:=IF([.A45]=&quot;&quot;;&quot;&quot;;IF([.D45]=[.F4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08</text:p>
          </table:table-cell>
          <table:table-cell/>
          <table:table-cell table:formula="of:=IF([.A46]=&quot;&quot;;&quot;&quot;;CONCATENATE(&quot; &quot;;[.A46];&quot; &quot;;[.B46];IF([.B46]=&quot;&quot;;&quot;&quot;;&quot; &quot;)))" office:value-type="string" office:string-value=" 01 508 " calcext:value-type="string">
            <text:p><text:s/>01 508 </text:p>
          </table:table-cell>
          <table:table-cell office:value-type="string" calcext:value-type="string">
            <text:p>01 508</text:p>
          </table:table-cell>
          <table:table-cell table:style-name="ce8" table:formula="of:=IF([.A46]=&quot;&quot;;&quot;&quot;;CONCATENATE(&quot; &quot;;[.E46];&quot; &quot;))" office:value-type="string" office:string-value=" 01 508 " calcext:value-type="string">
            <text:p><text:s/>01 508 </text:p>
          </table:table-cell>
          <table:table-cell table:style-name="ce11" table:formula="of:=IF([.A46]=&quot;&quot;;&quot;&quot;;IF([.D46]=[.F4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09</text:p>
          </table:table-cell>
          <table:table-cell/>
          <table:table-cell table:formula="of:=IF([.A47]=&quot;&quot;;&quot;&quot;;CONCATENATE(&quot; &quot;;[.A47];&quot; &quot;;[.B47];IF([.B47]=&quot;&quot;;&quot;&quot;;&quot; &quot;)))" office:value-type="string" office:string-value=" 01 509 " calcext:value-type="string">
            <text:p><text:s/>01 509 </text:p>
          </table:table-cell>
          <table:table-cell office:value-type="string" calcext:value-type="string">
            <text:p>01 509</text:p>
          </table:table-cell>
          <table:table-cell table:style-name="ce8" table:formula="of:=IF([.A47]=&quot;&quot;;&quot;&quot;;CONCATENATE(&quot; &quot;;[.E47];&quot; &quot;))" office:value-type="string" office:string-value=" 01 509 " calcext:value-type="string">
            <text:p><text:s/>01 509 </text:p>
          </table:table-cell>
          <table:table-cell table:style-name="ce11" table:formula="of:=IF([.A47]=&quot;&quot;;&quot;&quot;;IF([.D47]=[.F4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10</text:p>
          </table:table-cell>
          <table:table-cell/>
          <table:table-cell table:formula="of:=IF([.A48]=&quot;&quot;;&quot;&quot;;CONCATENATE(&quot; &quot;;[.A48];&quot; &quot;;[.B48];IF([.B48]=&quot;&quot;;&quot;&quot;;&quot; &quot;)))" office:value-type="string" office:string-value=" 01 510 " calcext:value-type="string">
            <text:p><text:s/>01 510 </text:p>
          </table:table-cell>
          <table:table-cell office:value-type="string" calcext:value-type="string">
            <text:p>01 510</text:p>
          </table:table-cell>
          <table:table-cell table:style-name="ce8" table:formula="of:=IF([.A48]=&quot;&quot;;&quot;&quot;;CONCATENATE(&quot; &quot;;[.E48];&quot; &quot;))" office:value-type="string" office:string-value=" 01 510 " calcext:value-type="string">
            <text:p><text:s/>01 510 </text:p>
          </table:table-cell>
          <table:table-cell table:style-name="ce11" table:formula="of:=IF([.A48]=&quot;&quot;;&quot;&quot;;IF([.D48]=[.F4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11</text:p>
          </table:table-cell>
          <table:table-cell/>
          <table:table-cell table:formula="of:=IF([.A49]=&quot;&quot;;&quot;&quot;;CONCATENATE(&quot; &quot;;[.A49];&quot; &quot;;[.B49];IF([.B49]=&quot;&quot;;&quot;&quot;;&quot; &quot;)))" office:value-type="string" office:string-value=" 01 511 " calcext:value-type="string">
            <text:p><text:s/>01 511 </text:p>
          </table:table-cell>
          <table:table-cell office:value-type="string" calcext:value-type="string">
            <text:p>01 511</text:p>
          </table:table-cell>
          <table:table-cell table:style-name="ce8" table:formula="of:=IF([.A49]=&quot;&quot;;&quot;&quot;;CONCATENATE(&quot; &quot;;[.E49];&quot; &quot;))" office:value-type="string" office:string-value=" 01 511 " calcext:value-type="string">
            <text:p><text:s/>01 511 </text:p>
          </table:table-cell>
          <table:table-cell table:style-name="ce11" table:formula="of:=IF([.A49]=&quot;&quot;;&quot;&quot;;IF([.D49]=[.F4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12</text:p>
          </table:table-cell>
          <table:table-cell/>
          <table:table-cell table:formula="of:=IF([.A50]=&quot;&quot;;&quot;&quot;;CONCATENATE(&quot; &quot;;[.A50];&quot; &quot;;[.B50];IF([.B50]=&quot;&quot;;&quot;&quot;;&quot; &quot;)))" office:value-type="string" office:string-value=" 01 512 " calcext:value-type="string">
            <text:p><text:s/>01 512 </text:p>
          </table:table-cell>
          <table:table-cell office:value-type="string" calcext:value-type="string">
            <text:p>01 512</text:p>
          </table:table-cell>
          <table:table-cell table:style-name="ce8" table:formula="of:=IF([.A50]=&quot;&quot;;&quot;&quot;;CONCATENATE(&quot; &quot;;[.E50];&quot; &quot;))" office:value-type="string" office:string-value=" 01 512 " calcext:value-type="string">
            <text:p><text:s/>01 512 </text:p>
          </table:table-cell>
          <table:table-cell table:style-name="ce11" table:formula="of:=IF([.A50]=&quot;&quot;;&quot;&quot;;IF([.D50]=[.F5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13</text:p>
          </table:table-cell>
          <table:table-cell/>
          <table:table-cell table:formula="of:=IF([.A51]=&quot;&quot;;&quot;&quot;;CONCATENATE(&quot; &quot;;[.A51];&quot; &quot;;[.B51];IF([.B51]=&quot;&quot;;&quot;&quot;;&quot; &quot;)))" office:value-type="string" office:string-value=" 01 513 " calcext:value-type="string">
            <text:p><text:s/>01 513 </text:p>
          </table:table-cell>
          <table:table-cell office:value-type="string" calcext:value-type="string">
            <text:p>01 513</text:p>
          </table:table-cell>
          <table:table-cell table:style-name="ce8" table:formula="of:=IF([.A51]=&quot;&quot;;&quot;&quot;;CONCATENATE(&quot; &quot;;[.E51];&quot; &quot;))" office:value-type="string" office:string-value=" 01 513 " calcext:value-type="string">
            <text:p><text:s/>01 513 </text:p>
          </table:table-cell>
          <table:table-cell table:style-name="ce11" table:formula="of:=IF([.A51]=&quot;&quot;;&quot;&quot;;IF([.D51]=[.F5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14</text:p>
          </table:table-cell>
          <table:table-cell/>
          <table:table-cell table:formula="of:=IF([.A52]=&quot;&quot;;&quot;&quot;;CONCATENATE(&quot; &quot;;[.A52];&quot; &quot;;[.B52];IF([.B52]=&quot;&quot;;&quot;&quot;;&quot; &quot;)))" office:value-type="string" office:string-value=" 01 514 " calcext:value-type="string">
            <text:p><text:s/>01 514 </text:p>
          </table:table-cell>
          <table:table-cell office:value-type="string" calcext:value-type="string">
            <text:p>01 514</text:p>
          </table:table-cell>
          <table:table-cell table:style-name="ce8" table:formula="of:=IF([.A52]=&quot;&quot;;&quot;&quot;;CONCATENATE(&quot; &quot;;[.E52];&quot; &quot;))" office:value-type="string" office:string-value=" 01 514 " calcext:value-type="string">
            <text:p><text:s/>01 514 </text:p>
          </table:table-cell>
          <table:table-cell table:style-name="ce11" table:formula="of:=IF([.A52]=&quot;&quot;;&quot;&quot;;IF([.D52]=[.F5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15</text:p>
          </table:table-cell>
          <table:table-cell/>
          <table:table-cell table:formula="of:=IF([.A53]=&quot;&quot;;&quot;&quot;;CONCATENATE(&quot; &quot;;[.A53];&quot; &quot;;[.B53];IF([.B53]=&quot;&quot;;&quot;&quot;;&quot; &quot;)))" office:value-type="string" office:string-value=" 01 515 " calcext:value-type="string">
            <text:p><text:s/>01 515 </text:p>
          </table:table-cell>
          <table:table-cell office:value-type="string" calcext:value-type="string">
            <text:p>01 515</text:p>
          </table:table-cell>
          <table:table-cell table:style-name="ce8" table:formula="of:=IF([.A53]=&quot;&quot;;&quot;&quot;;CONCATENATE(&quot; &quot;;[.E53];&quot; &quot;))" office:value-type="string" office:string-value=" 01 515 " calcext:value-type="string">
            <text:p><text:s/>01 515 </text:p>
          </table:table-cell>
          <table:table-cell table:style-name="ce11" table:formula="of:=IF([.A53]=&quot;&quot;;&quot;&quot;;IF([.D53]=[.F5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16</text:p>
          </table:table-cell>
          <table:table-cell/>
          <table:table-cell table:formula="of:=IF([.A54]=&quot;&quot;;&quot;&quot;;CONCATENATE(&quot; &quot;;[.A54];&quot; &quot;;[.B54];IF([.B54]=&quot;&quot;;&quot;&quot;;&quot; &quot;)))" office:value-type="string" office:string-value=" 01 516 " calcext:value-type="string">
            <text:p><text:s/>01 516 </text:p>
          </table:table-cell>
          <table:table-cell office:value-type="string" calcext:value-type="string">
            <text:p>01 516</text:p>
          </table:table-cell>
          <table:table-cell table:style-name="ce8" table:formula="of:=IF([.A54]=&quot;&quot;;&quot;&quot;;CONCATENATE(&quot; &quot;;[.E54];&quot; &quot;))" office:value-type="string" office:string-value=" 01 516 " calcext:value-type="string">
            <text:p><text:s/>01 516 </text:p>
          </table:table-cell>
          <table:table-cell table:style-name="ce11" table:formula="of:=IF([.A54]=&quot;&quot;;&quot;&quot;;IF([.D54]=[.F5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17</text:p>
          </table:table-cell>
          <table:table-cell/>
          <table:table-cell table:formula="of:=IF([.A55]=&quot;&quot;;&quot;&quot;;CONCATENATE(&quot; &quot;;[.A55];&quot; &quot;;[.B55];IF([.B55]=&quot;&quot;;&quot;&quot;;&quot; &quot;)))" office:value-type="string" office:string-value=" 01 517 " calcext:value-type="string">
            <text:p><text:s/>01 517 </text:p>
          </table:table-cell>
          <table:table-cell office:value-type="string" calcext:value-type="string">
            <text:p>01 517</text:p>
          </table:table-cell>
          <table:table-cell table:style-name="ce8" table:formula="of:=IF([.A55]=&quot;&quot;;&quot;&quot;;CONCATENATE(&quot; &quot;;[.E55];&quot; &quot;))" office:value-type="string" office:string-value=" 01 517 " calcext:value-type="string">
            <text:p><text:s/>01 517 </text:p>
          </table:table-cell>
          <table:table-cell table:style-name="ce11" table:formula="of:=IF([.A55]=&quot;&quot;;&quot;&quot;;IF([.D55]=[.F5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18</text:p>
          </table:table-cell>
          <table:table-cell/>
          <table:table-cell table:formula="of:=IF([.A56]=&quot;&quot;;&quot;&quot;;CONCATENATE(&quot; &quot;;[.A56];&quot; &quot;;[.B56];IF([.B56]=&quot;&quot;;&quot;&quot;;&quot; &quot;)))" office:value-type="string" office:string-value=" 01 518 " calcext:value-type="string">
            <text:p><text:s/>01 518 </text:p>
          </table:table-cell>
          <table:table-cell office:value-type="string" calcext:value-type="string">
            <text:p>01 518</text:p>
          </table:table-cell>
          <table:table-cell table:style-name="ce8" table:formula="of:=IF([.A56]=&quot;&quot;;&quot;&quot;;CONCATENATE(&quot; &quot;;[.E56];&quot; &quot;))" office:value-type="string" office:string-value=" 01 518 " calcext:value-type="string">
            <text:p><text:s/>01 518 </text:p>
          </table:table-cell>
          <table:table-cell table:style-name="ce11" table:formula="of:=IF([.A56]=&quot;&quot;;&quot;&quot;;IF([.D56]=[.F5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19</text:p>
          </table:table-cell>
          <table:table-cell/>
          <table:table-cell table:formula="of:=IF([.A57]=&quot;&quot;;&quot;&quot;;CONCATENATE(&quot; &quot;;[.A57];&quot; &quot;;[.B57];IF([.B57]=&quot;&quot;;&quot;&quot;;&quot; &quot;)))" office:value-type="string" office:string-value=" 01 519 " calcext:value-type="string">
            <text:p><text:s/>01 519 </text:p>
          </table:table-cell>
          <table:table-cell office:value-type="string" calcext:value-type="string">
            <text:p>01 519</text:p>
          </table:table-cell>
          <table:table-cell table:style-name="ce8" table:formula="of:=IF([.A57]=&quot;&quot;;&quot;&quot;;CONCATENATE(&quot; &quot;;[.E57];&quot; &quot;))" office:value-type="string" office:string-value=" 01 519 " calcext:value-type="string">
            <text:p><text:s/>01 519 </text:p>
          </table:table-cell>
          <table:table-cell table:style-name="ce11" table:formula="of:=IF([.A57]=&quot;&quot;;&quot;&quot;;IF([.D57]=[.F5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20</text:p>
          </table:table-cell>
          <table:table-cell/>
          <table:table-cell table:formula="of:=IF([.A58]=&quot;&quot;;&quot;&quot;;CONCATENATE(&quot; &quot;;[.A58];&quot; &quot;;[.B58];IF([.B58]=&quot;&quot;;&quot;&quot;;&quot; &quot;)))" office:value-type="string" office:string-value=" 01 520 " calcext:value-type="string">
            <text:p><text:s/>01 520 </text:p>
          </table:table-cell>
          <table:table-cell office:value-type="string" calcext:value-type="string">
            <text:p>01 520</text:p>
          </table:table-cell>
          <table:table-cell table:style-name="ce8" table:formula="of:=IF([.A58]=&quot;&quot;;&quot;&quot;;CONCATENATE(&quot; &quot;;[.E58];&quot; &quot;))" office:value-type="string" office:string-value=" 01 520 " calcext:value-type="string">
            <text:p><text:s/>01 520 </text:p>
          </table:table-cell>
          <table:table-cell table:style-name="ce11" table:formula="of:=IF([.A58]=&quot;&quot;;&quot;&quot;;IF([.D58]=[.F5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21</text:p>
          </table:table-cell>
          <table:table-cell/>
          <table:table-cell table:formula="of:=IF([.A59]=&quot;&quot;;&quot;&quot;;CONCATENATE(&quot; &quot;;[.A59];&quot; &quot;;[.B59];IF([.B59]=&quot;&quot;;&quot;&quot;;&quot; &quot;)))" office:value-type="string" office:string-value=" 01 521 " calcext:value-type="string">
            <text:p><text:s/>01 521 </text:p>
          </table:table-cell>
          <table:table-cell office:value-type="string" calcext:value-type="string">
            <text:p>01 521</text:p>
          </table:table-cell>
          <table:table-cell table:style-name="ce8" table:formula="of:=IF([.A59]=&quot;&quot;;&quot;&quot;;CONCATENATE(&quot; &quot;;[.E59];&quot; &quot;))" office:value-type="string" office:string-value=" 01 521 " calcext:value-type="string">
            <text:p><text:s/>01 521 </text:p>
          </table:table-cell>
          <table:table-cell table:style-name="ce11" table:formula="of:=IF([.A59]=&quot;&quot;;&quot;&quot;;IF([.D59]=[.F5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22</text:p>
          </table:table-cell>
          <table:table-cell/>
          <table:table-cell table:formula="of:=IF([.A60]=&quot;&quot;;&quot;&quot;;CONCATENATE(&quot; &quot;;[.A60];&quot; &quot;;[.B60];IF([.B60]=&quot;&quot;;&quot;&quot;;&quot; &quot;)))" office:value-type="string" office:string-value=" 01 522 " calcext:value-type="string">
            <text:p><text:s/>01 522 </text:p>
          </table:table-cell>
          <table:table-cell office:value-type="string" calcext:value-type="string">
            <text:p>01 522</text:p>
          </table:table-cell>
          <table:table-cell table:style-name="ce8" table:formula="of:=IF([.A60]=&quot;&quot;;&quot;&quot;;CONCATENATE(&quot; &quot;;[.E60];&quot; &quot;))" office:value-type="string" office:string-value=" 01 522 " calcext:value-type="string">
            <text:p><text:s/>01 522 </text:p>
          </table:table-cell>
          <table:table-cell table:style-name="ce11" table:formula="of:=IF([.A60]=&quot;&quot;;&quot;&quot;;IF([.D60]=[.F6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23</text:p>
          </table:table-cell>
          <table:table-cell/>
          <table:table-cell table:formula="of:=IF([.A61]=&quot;&quot;;&quot;&quot;;CONCATENATE(&quot; &quot;;[.A61];&quot; &quot;;[.B61];IF([.B61]=&quot;&quot;;&quot;&quot;;&quot; &quot;)))" office:value-type="string" office:string-value=" 01 523 " calcext:value-type="string">
            <text:p><text:s/>01 523 </text:p>
          </table:table-cell>
          <table:table-cell office:value-type="string" calcext:value-type="string">
            <text:p>01 523</text:p>
          </table:table-cell>
          <table:table-cell table:style-name="ce8" table:formula="of:=IF([.A61]=&quot;&quot;;&quot;&quot;;CONCATENATE(&quot; &quot;;[.E61];&quot; &quot;))" office:value-type="string" office:string-value=" 01 523 " calcext:value-type="string">
            <text:p><text:s/>01 523 </text:p>
          </table:table-cell>
          <table:table-cell table:style-name="ce11" table:formula="of:=IF([.A61]=&quot;&quot;;&quot;&quot;;IF([.D61]=[.F6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24</text:p>
          </table:table-cell>
          <table:table-cell/>
          <table:table-cell table:formula="of:=IF([.A62]=&quot;&quot;;&quot;&quot;;CONCATENATE(&quot; &quot;;[.A62];&quot; &quot;;[.B62];IF([.B62]=&quot;&quot;;&quot;&quot;;&quot; &quot;)))" office:value-type="string" office:string-value=" 01 524 " calcext:value-type="string">
            <text:p><text:s/>01 524 </text:p>
          </table:table-cell>
          <table:table-cell office:value-type="string" calcext:value-type="string">
            <text:p>01 524</text:p>
          </table:table-cell>
          <table:table-cell table:style-name="ce8" table:formula="of:=IF([.A62]=&quot;&quot;;&quot;&quot;;CONCATENATE(&quot; &quot;;[.E62];&quot; &quot;))" office:value-type="string" office:string-value=" 01 524 " calcext:value-type="string">
            <text:p><text:s/>01 524 </text:p>
          </table:table-cell>
          <table:table-cell table:style-name="ce11" table:formula="of:=IF([.A62]=&quot;&quot;;&quot;&quot;;IF([.D62]=[.F6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25</text:p>
          </table:table-cell>
          <table:table-cell/>
          <table:table-cell table:formula="of:=IF([.A63]=&quot;&quot;;&quot;&quot;;CONCATENATE(&quot; &quot;;[.A63];&quot; &quot;;[.B63];IF([.B63]=&quot;&quot;;&quot;&quot;;&quot; &quot;)))" office:value-type="string" office:string-value=" 01 525 " calcext:value-type="string">
            <text:p><text:s/>01 525 </text:p>
          </table:table-cell>
          <table:table-cell office:value-type="string" calcext:value-type="string">
            <text:p>01 525</text:p>
          </table:table-cell>
          <table:table-cell table:style-name="ce8" table:formula="of:=IF([.A63]=&quot;&quot;;&quot;&quot;;CONCATENATE(&quot; &quot;;[.E63];&quot; &quot;))" office:value-type="string" office:string-value=" 01 525 " calcext:value-type="string">
            <text:p><text:s/>01 525 </text:p>
          </table:table-cell>
          <table:table-cell table:style-name="ce11" table:formula="of:=IF([.A63]=&quot;&quot;;&quot;&quot;;IF([.D63]=[.F6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26</text:p>
          </table:table-cell>
          <table:table-cell/>
          <table:table-cell table:formula="of:=IF([.A64]=&quot;&quot;;&quot;&quot;;CONCATENATE(&quot; &quot;;[.A64];&quot; &quot;;[.B64];IF([.B64]=&quot;&quot;;&quot;&quot;;&quot; &quot;)))" office:value-type="string" office:string-value=" 01 526 " calcext:value-type="string">
            <text:p><text:s/>01 526 </text:p>
          </table:table-cell>
          <table:table-cell office:value-type="string" calcext:value-type="string">
            <text:p>01 526</text:p>
          </table:table-cell>
          <table:table-cell table:style-name="ce8" table:formula="of:=IF([.A64]=&quot;&quot;;&quot;&quot;;CONCATENATE(&quot; &quot;;[.E64];&quot; &quot;))" office:value-type="string" office:string-value=" 01 526 " calcext:value-type="string">
            <text:p><text:s/>01 526 </text:p>
          </table:table-cell>
          <table:table-cell table:style-name="ce11" table:formula="of:=IF([.A64]=&quot;&quot;;&quot;&quot;;IF([.D64]=[.F6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27</text:p>
          </table:table-cell>
          <table:table-cell/>
          <table:table-cell table:formula="of:=IF([.A65]=&quot;&quot;;&quot;&quot;;CONCATENATE(&quot; &quot;;[.A65];&quot; &quot;;[.B65];IF([.B65]=&quot;&quot;;&quot;&quot;;&quot; &quot;)))" office:value-type="string" office:string-value=" 01 527 " calcext:value-type="string">
            <text:p><text:s/>01 527 </text:p>
          </table:table-cell>
          <table:table-cell office:value-type="string" calcext:value-type="string">
            <text:p>01 527</text:p>
          </table:table-cell>
          <table:table-cell table:style-name="ce8" table:formula="of:=IF([.A65]=&quot;&quot;;&quot;&quot;;CONCATENATE(&quot; &quot;;[.E65];&quot; &quot;))" office:value-type="string" office:string-value=" 01 527 " calcext:value-type="string">
            <text:p><text:s/>01 527 </text:p>
          </table:table-cell>
          <table:table-cell table:style-name="ce11" table:formula="of:=IF([.A65]=&quot;&quot;;&quot;&quot;;IF([.D65]=[.F6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28</text:p>
          </table:table-cell>
          <table:table-cell/>
          <table:table-cell table:formula="of:=IF([.A66]=&quot;&quot;;&quot;&quot;;CONCATENATE(&quot; &quot;;[.A66];&quot; &quot;;[.B66];IF([.B66]=&quot;&quot;;&quot;&quot;;&quot; &quot;)))" office:value-type="string" office:string-value=" 01 528 " calcext:value-type="string">
            <text:p><text:s/>01 528 </text:p>
          </table:table-cell>
          <table:table-cell office:value-type="string" calcext:value-type="string">
            <text:p>01 528</text:p>
          </table:table-cell>
          <table:table-cell table:style-name="ce8" table:formula="of:=IF([.A66]=&quot;&quot;;&quot;&quot;;CONCATENATE(&quot; &quot;;[.E66];&quot; &quot;))" office:value-type="string" office:string-value=" 01 528 " calcext:value-type="string">
            <text:p><text:s/>01 528 </text:p>
          </table:table-cell>
          <table:table-cell table:style-name="ce11" table:formula="of:=IF([.A66]=&quot;&quot;;&quot;&quot;;IF([.D66]=[.F6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29</text:p>
          </table:table-cell>
          <table:table-cell/>
          <table:table-cell table:formula="of:=IF([.A67]=&quot;&quot;;&quot;&quot;;CONCATENATE(&quot; &quot;;[.A67];&quot; &quot;;[.B67];IF([.B67]=&quot;&quot;;&quot;&quot;;&quot; &quot;)))" office:value-type="string" office:string-value=" 01 529 " calcext:value-type="string">
            <text:p><text:s/>01 529 </text:p>
          </table:table-cell>
          <table:table-cell office:value-type="string" calcext:value-type="string">
            <text:p>01 529</text:p>
          </table:table-cell>
          <table:table-cell table:style-name="ce8" table:formula="of:=IF([.A67]=&quot;&quot;;&quot;&quot;;CONCATENATE(&quot; &quot;;[.E67];&quot; &quot;))" office:value-type="string" office:string-value=" 01 529 " calcext:value-type="string">
            <text:p><text:s/>01 529 </text:p>
          </table:table-cell>
          <table:table-cell table:style-name="ce11" table:formula="of:=IF([.A67]=&quot;&quot;;&quot;&quot;;IF([.D67]=[.F6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30</text:p>
          </table:table-cell>
          <table:table-cell/>
          <table:table-cell table:formula="of:=IF([.A68]=&quot;&quot;;&quot;&quot;;CONCATENATE(&quot; &quot;;[.A68];&quot; &quot;;[.B68];IF([.B68]=&quot;&quot;;&quot;&quot;;&quot; &quot;)))" office:value-type="string" office:string-value=" 01 530 " calcext:value-type="string">
            <text:p><text:s/>01 530 </text:p>
          </table:table-cell>
          <table:table-cell office:value-type="string" calcext:value-type="string">
            <text:p>01 530</text:p>
          </table:table-cell>
          <table:table-cell table:style-name="ce8" table:formula="of:=IF([.A68]=&quot;&quot;;&quot;&quot;;CONCATENATE(&quot; &quot;;[.E68];&quot; &quot;))" office:value-type="string" office:string-value=" 01 530 " calcext:value-type="string">
            <text:p><text:s/>01 530 </text:p>
          </table:table-cell>
          <table:table-cell table:style-name="ce11" table:formula="of:=IF([.A68]=&quot;&quot;;&quot;&quot;;IF([.D68]=[.F6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31</text:p>
          </table:table-cell>
          <table:table-cell/>
          <table:table-cell table:formula="of:=IF([.A69]=&quot;&quot;;&quot;&quot;;CONCATENATE(&quot; &quot;;[.A69];&quot; &quot;;[.B69];IF([.B69]=&quot;&quot;;&quot;&quot;;&quot; &quot;)))" office:value-type="string" office:string-value=" 01 531 " calcext:value-type="string">
            <text:p><text:s/>01 531 </text:p>
          </table:table-cell>
          <table:table-cell office:value-type="string" calcext:value-type="string">
            <text:p>01 531</text:p>
          </table:table-cell>
          <table:table-cell table:style-name="ce8" table:formula="of:=IF([.A69]=&quot;&quot;;&quot;&quot;;CONCATENATE(&quot; &quot;;[.E69];&quot; &quot;))" office:value-type="string" office:string-value=" 01 531 " calcext:value-type="string">
            <text:p><text:s/>01 531 </text:p>
          </table:table-cell>
          <table:table-cell table:style-name="ce11" table:formula="of:=IF([.A69]=&quot;&quot;;&quot;&quot;;IF([.D69]=[.F6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32</text:p>
          </table:table-cell>
          <table:table-cell/>
          <table:table-cell table:formula="of:=IF([.A70]=&quot;&quot;;&quot;&quot;;CONCATENATE(&quot; &quot;;[.A70];&quot; &quot;;[.B70];IF([.B70]=&quot;&quot;;&quot;&quot;;&quot; &quot;)))" office:value-type="string" office:string-value=" 01 532 " calcext:value-type="string">
            <text:p><text:s/>01 532 </text:p>
          </table:table-cell>
          <table:table-cell office:value-type="string" calcext:value-type="string">
            <text:p>01 532</text:p>
          </table:table-cell>
          <table:table-cell table:style-name="ce8" table:formula="of:=IF([.A70]=&quot;&quot;;&quot;&quot;;CONCATENATE(&quot; &quot;;[.E70];&quot; &quot;))" office:value-type="string" office:string-value=" 01 532 " calcext:value-type="string">
            <text:p><text:s/>01 532 </text:p>
          </table:table-cell>
          <table:table-cell table:style-name="ce11" table:formula="of:=IF([.A70]=&quot;&quot;;&quot;&quot;;IF([.D70]=[.F7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33</text:p>
          </table:table-cell>
          <table:table-cell/>
          <table:table-cell table:formula="of:=IF([.A71]=&quot;&quot;;&quot;&quot;;CONCATENATE(&quot; &quot;;[.A71];&quot; &quot;;[.B71];IF([.B71]=&quot;&quot;;&quot;&quot;;&quot; &quot;)))" office:value-type="string" office:string-value=" 01 533 " calcext:value-type="string">
            <text:p><text:s/>01 533 </text:p>
          </table:table-cell>
          <table:table-cell office:value-type="string" calcext:value-type="string">
            <text:p>01 533</text:p>
          </table:table-cell>
          <table:table-cell table:style-name="ce8" table:formula="of:=IF([.A71]=&quot;&quot;;&quot;&quot;;CONCATENATE(&quot; &quot;;[.E71];&quot; &quot;))" office:value-type="string" office:string-value=" 01 533 " calcext:value-type="string">
            <text:p><text:s/>01 533 </text:p>
          </table:table-cell>
          <table:table-cell table:style-name="ce11" table:formula="of:=IF([.A71]=&quot;&quot;;&quot;&quot;;IF([.D71]=[.F7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34</text:p>
          </table:table-cell>
          <table:table-cell/>
          <table:table-cell table:formula="of:=IF([.A72]=&quot;&quot;;&quot;&quot;;CONCATENATE(&quot; &quot;;[.A72];&quot; &quot;;[.B72];IF([.B72]=&quot;&quot;;&quot;&quot;;&quot; &quot;)))" office:value-type="string" office:string-value=" 01 534 " calcext:value-type="string">
            <text:p><text:s/>01 534 </text:p>
          </table:table-cell>
          <table:table-cell office:value-type="string" calcext:value-type="string">
            <text:p>01 534</text:p>
          </table:table-cell>
          <table:table-cell table:style-name="ce8" table:formula="of:=IF([.A72]=&quot;&quot;;&quot;&quot;;CONCATENATE(&quot; &quot;;[.E72];&quot; &quot;))" office:value-type="string" office:string-value=" 01 534 " calcext:value-type="string">
            <text:p><text:s/>01 534 </text:p>
          </table:table-cell>
          <table:table-cell table:style-name="ce11" table:formula="of:=IF([.A72]=&quot;&quot;;&quot;&quot;;IF([.D72]=[.F7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535</text:p>
          </table:table-cell>
          <table:table-cell/>
          <table:table-cell table:formula="of:=IF([.A73]=&quot;&quot;;&quot;&quot;;CONCATENATE(&quot; &quot;;[.A73];&quot; &quot;;[.B73];IF([.B73]=&quot;&quot;;&quot;&quot;;&quot; &quot;)))" office:value-type="string" office:string-value=" 01 535 " calcext:value-type="string">
            <text:p><text:s/>01 535 </text:p>
          </table:table-cell>
          <table:table-cell office:value-type="string" calcext:value-type="string">
            <text:p>01 535</text:p>
          </table:table-cell>
          <table:table-cell table:style-name="ce8" table:formula="of:=IF([.A73]=&quot;&quot;;&quot;&quot;;CONCATENATE(&quot; &quot;;[.E73];&quot; &quot;))" office:value-type="string" office:string-value=" 01 535 " calcext:value-type="string">
            <text:p><text:s/>01 535 </text:p>
          </table:table-cell>
          <table:table-cell table:style-name="ce12" table:formula="of:=IF([.A73]=&quot;&quot;;&quot;&quot;;IF([.D73]=[.F7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 table:number-rows-repeated="35">
          <table:table-cell table:style-name="Default" table:number-columns-repeated="1021"/>
          <table:table-cell table:number-columns-repeated="3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belle1.G1:Tabelle1.G2">
            <calcext:condition calcext:apply-style-name="NOK" calcext:value="='OK'" calcext:base-cell-address="Tabelle1.G1"/>
          </calcext:conditional-format>
          <calcext:conditional-format calcext:target-range-address="Tabelle1.G39:Tabelle1.G73">
            <calcext:condition calcext:apply-style-name="NOK" calcext:value="=#NAME?[.$G2]" calcext:base-cell-address="Tabelle1.G39"/>
          </calcext:conditional-format>
          <calcext:conditional-format calcext:target-range-address="Tabelle1.G39:Tabelle1.G72">
            <calcext:condition calcext:apply-style-name="NOK" calcext:value="=#NAME?[.$G2]" calcext:base-cell-address="Tabelle1.G39"/>
          </calcext:conditional-format>
          <calcext:conditional-format calcext:target-range-address="Tabelle1.G39:Tabelle1.G72">
            <calcext:condition calcext:apply-style-name="NOK" calcext:value="=#NAME?[.$G2]" calcext:base-cell-address="Tabelle1.G39"/>
          </calcext:conditional-format>
          <calcext:conditional-format calcext:target-range-address="Tabelle1.G3:Tabelle1.G38">
            <calcext:condition calcext:apply-style-name="NOK" calcext:value="=#NAME?[.$G1]" calcext:base-cell-address="Tabelle1.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" style:language-asian="zh" style:country-asian="CN" style:font-name-complex="Droid Arabic Naskh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3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K" style:family="table-cell" style:parent-style-name="Default">
      <style:text-properties fo:color="#ff33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.00.0000</text:date>, <text:time style:data-style-name="N2" text:time-value="14:39:01.02796224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Böttger</meta:initial-creator>
    <meta:creation-date>2014-07-05T18:56:00.858954494</meta:creation-date>
    <dc:date>2014-07-08T15:29:23.809909967</dc:date>
    <dc:creator>Andreas Böttger</dc:creator>
    <meta:editing-duration>PT1H43M8S</meta:editing-duration>
    <meta:editing-cycles>15</meta:editing-cycles>
    <meta:generator>LibreOffice/4.2.4.2$Linux_X86_64 LibreOffice_project/420m0$Build-2</meta:generator>
    <meta:document-statistic meta:table-count="1" meta:cell-count="428" meta:object-count="0"/>
  </office:meta>
</office:document-meta>
</file>